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draw:fill-color="#cccccc" draw:textarea-horizontal-align="justify" draw:textarea-vertical-align="middle" draw:auto-grow-height="false" fo:min-height="15.35cm" fo:min-width="13.5cm"/>
    </style:style>
    <style:style style:name="gr2" style:family="graphic" style:parent-style-name="standard">
      <style:graphic-properties draw:stroke="none"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15.644cm" fo:min-width="6.194cm" fo:padding-top="0.378cm" fo:padding-bottom="0.378cm" fo:padding-left="0.503cm" fo:padding-right="0.503cm"/>
    </style:style>
    <style:style style:name="gr3" style:family="graphic" style:parent-style-name="standard">
      <style:graphic-properties draw:stroke="solid" svg:stroke-color="#999999" draw:fill-color="#cccccc" draw:textarea-horizontal-align="justify" draw:textarea-vertical-align="middle" draw:auto-grow-height="false" fo:min-height="6.55cm" fo:min-width="4.7cm"/>
    </style:style>
    <style:style style:name="gr4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5.244cm" fo:min-width="8.594cm" fo:padding-top="0.378cm" fo:padding-bottom="0.378cm" fo:padding-left="0.503cm" fo:padding-right="0.503cm"/>
    </style:style>
    <style:style style:name="gr5" style:family="graphic" style:parent-style-name="objectwithoutfill">
      <style:graphic-properties svg:stroke-width="0.501cm" svg:stroke-color="#666666" draw:marker-start-width="0.952cm" draw:marker-end-width="0.952cm" svg:stroke-linecap="round" draw:fill="none" draw:textarea-vertical-align="middle" fo:padding-top="0.376cm" fo:padding-bottom="0.376cm" fo:padding-left="0.501cm" fo:padding-right="0.501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.15cm" fo:min-width="1.5cm"/>
    </style:style>
    <style:style style:name="gr7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center" draw:textarea-vertical-align="middle" draw:auto-grow-height="false" fo:min-height="4.844cm" fo:min-width="2.994cm" fo:padding-top="0.378cm" fo:padding-bottom="0.378cm" fo:padding-left="0.503cm" fo:padding-right="0.503cm"/>
    </style:style>
    <style:style style:name="gr8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5.244cm" fo:min-width="6.194cm" fo:padding-top="0.378cm" fo:padding-bottom="0.378cm" fo:padding-left="0.503cm" fo:padding-right="0.503cm"/>
    </style:style>
    <style:style style:name="gr9" style:family="graphic" style:parent-style-name="objectwithoutfill">
      <style:graphic-properties svg:stroke-width="0.501cm" draw:marker-start-width="0.952cm" draw:marker-end-width="0.952cm" svg:stroke-linecap="round" draw:fill="none" draw:textarea-vertical-align="middle" fo:padding-top="0.376cm" fo:padding-bottom="0.376cm" fo:padding-left="0.501cm" fo:padding-right="0.501cm"/>
    </style:style>
    <style:style style:name="gr10" style:family="graphic" style:parent-style-name="standard">
      <style:graphic-properties svg:stroke-width="0.501cm" draw:marker-start-width="0.954cm" draw:marker-end-width="0.954cm" draw:fill="none" draw:textarea-horizontal-align="justify" draw:textarea-vertical-align="middle" draw:auto-grow-height="false" fo:min-height="29.244cm" fo:min-width="17.794cm" fo:padding-top="0.378cm" fo:padding-bottom="0.378cm" fo:padding-left="0.503cm" fo:padding-right="0.503cm"/>
    </style:style>
    <style:style style:name="gr11" style:family="graphic" style:parent-style-name="standard">
      <style:graphic-properties svg:stroke-width="0.501cm" svg:stroke-color="#000000" draw:marker-start-width="0.954cm" draw:marker-end-width="0.954cm" draw:fill="none" draw:fill-color="#ffffff" draw:textarea-horizontal-align="justify" draw:textarea-vertical-align="middle" draw:auto-grow-height="false" fo:min-height="28.444cm" fo:min-width="16.994cm" fo:padding-top="0.378cm" fo:padding-bottom="0.378cm" fo:padding-left="0.503cm" fo:padding-right="0.503cm"/>
    </style:style>
    <style:style style:name="gr12" style:family="graphic" style:parent-style-name="standard">
      <style:graphic-properties svg:stroke-width="0.501cm" draw:marker-start-width="0.954cm" draw:marker-end-width="0.954cm" draw:fill="none" draw:fill-color="#000000" draw:textarea-horizontal-align="justify" draw:textarea-vertical-align="middle" draw:auto-grow-height="false" fo:min-height="0.444cm" fo:min-width="2.994cm" fo:padding-top="0.378cm" fo:padding-bottom="0.378cm" fo:padding-left="0.503cm" fo:padding-right="0.503cm"/>
    </style:style>
    <style:style style:name="gr13" style:family="graphic" style:parent-style-name="standard">
      <style:graphic-properties svg:stroke-width="0.501cm" draw:marker-start-width="0.954cm" draw:marker-end-width="0.954cm" draw:fill="none" draw:fill-color="#000000" draw:textarea-horizontal-align="justify" draw:textarea-vertical-align="middle" draw:auto-grow-height="false" fo:min-height="3.244cm" fo:min-width="0.194cm" fo:padding-top="0.378cm" fo:padding-bottom="0.378cm" fo:padding-left="0.503cm" fo:padding-right="0.503cm"/>
    </style:style>
    <style:style style:name="gr14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0.844cm" fo:min-width="2.594cm" fo:padding-top="0.178cm" fo:padding-bottom="0.178cm" fo:padding-left="0.303cm" fo:padding-right="0.303cm"/>
    </style:style>
    <style:style style:name="gr15" style:family="graphic" style:parent-style-name="standard">
      <style:graphic-properties svg:stroke-width="0.501cm" svg:stroke-color="#000000" draw:marker-start-width="0.954cm" draw:marker-end-width="0.954cm" draw:fill="solid" draw:fill-color="#cccccc" draw:textarea-horizontal-align="justify" draw:textarea-vertical-align="middle" draw:auto-grow-height="false" fo:min-height="5.244cm" fo:min-width="5.794cm" fo:padding-top="0.378cm" fo:padding-bottom="0.378cm" fo:padding-left="0.503cm" fo:padding-right="0.503cm"/>
    </style:style>
    <style:style style:name="gr16" style:family="graphic" style:parent-style-name="standard">
      <style:graphic-properties svg:stroke-color="#999999" draw:fill-color="#b3b3b3" draw:textarea-horizontal-align="justify" draw:textarea-vertical-align="middle" draw:auto-grow-height="false" fo:min-height="1.35cm" fo:min-width="1.5cm"/>
    </style:style>
    <style:style style:name="gr17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1cm"/>
    </style:style>
    <style:style style:name="gr18" style:family="graphic" style:parent-style-name="standard">
      <style:graphic-properties draw:fill-color="#e6e6e6" draw:textarea-horizontal-align="justify" draw:textarea-vertical-align="middle" draw:auto-grow-height="false" fo:min-height="2.55cm" fo:min-width="0cm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 fo:min-height="0.15cm" fo:min-width="2.267cm"/>
    </style:style>
    <style:style style:name="gr20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1.9cm"/>
    </style:style>
    <style:style style:name="gr21" style:family="graphic" style:parent-style-name="standard">
      <style:graphic-properties svg:stroke-color="#999999" draw:fill-color="#b3b3b3" draw:textarea-horizontal-align="justify" draw:textarea-vertical-align="middle" draw:auto-grow-height="false" fo:min-height="0.945cm" fo:min-width="0.3cm"/>
    </style:style>
    <style:style style:name="gr22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2.3cm"/>
    </style:style>
    <style:style style:name="gr23" style:family="graphic" style:parent-style-name="standard">
      <style:graphic-properties svg:stroke-color="#999999" draw:fill-color="#b3b3b3" draw:textarea-horizontal-align="justify" draw:textarea-vertical-align="bottom" draw:auto-grow-height="false" fo:min-height="1.35cm" fo:min-width="1.9cm"/>
    </style:style>
    <style:style style:name="gr24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0.7cm"/>
    </style:style>
    <style:style style:name="gr25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2.444cm" fo:min-width="0.594cm" fo:padding-top="0.178cm" fo:padding-bottom="0.178cm" fo:padding-left="0.303cm" fo:padding-right="0.303cm"/>
    </style:style>
    <style:style style:name="gr26" style:family="graphic" style:parent-style-name="standard">
      <style:graphic-properties draw:fill-color="#e6e6e6" draw:textarea-horizontal-align="justify" draw:textarea-vertical-align="middle" draw:auto-grow-height="false" fo:min-height="4.55cm" fo:min-width="23.9cm"/>
    </style:style>
    <style:style style:name="gr27" style:family="graphic" style:parent-style-name="measure">
      <style:graphic-properties draw:textarea-vertical-align="middle"/>
    </style:style>
    <style:style style:name="gr28" style:family="graphic" style:parent-style-name="measure" style:list-style-name="L1">
      <style:graphic-properties draw:textarea-vertical-align="middle" draw:start-guide="-0.03cm"/>
    </style:style>
    <style:style style:name="gr29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1.5cm"/>
    </style:style>
    <style:style style:name="gr30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1.1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24pt"/>
    </style:style>
    <style:style style:name="P3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2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8" style:family="paragraph">
      <loext:graphic-properties draw:fill="none" draw:fill-color="#000000"/>
      <style:paragraph-properties fo:text-align="center"/>
      <style:text-properties fo:font-size="24pt" style:font-weight-complex="normal"/>
    </style:style>
    <style:style style:name="P9" style:family="paragraph">
      <loext:graphic-properties draw:fill-color="#b3b3b3"/>
      <style:paragraph-properties fo:text-align="center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-color="#e6e6e6"/>
      <style:paragraph-properties fo:text-align="center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/>
    </style:style>
    <style:style style:name="T2" style:family="text">
      <style:text-properties fo:font-size="24pt" style:font-weight-complex="normal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15.6cm" svg:x="8.1cm" svg:y="14.50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Woonkamer</text:span></text:p>
          <text:p text:style-name="P1"><text:span text:style-name="T1"/></text:p>
          <text:p text:style-name="P1"><text:span text:style-name="T1"/></text:p>
          <text:p text:style-name="P1"><text:span text:style-name="T1">Muziek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cm" svg:height="16.4cm" draw:transform="skewX (0.000174532925199433) translate (5.301cm 20.5cm)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Keu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2cm" svg:height="6.8cm" svg:x="10.1cm" svg:y="7.7cm">
          <text:p text:style-name="P1"><text:span text:style-name="T1">En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6cm" svg:height="6cm" svg:x="12.5cm" svg:y="30.102cm">
          <text:p text:style-name="P1"><text:span text:style-name="T2">Slaap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3cm" svg:y1="30.992cm" svg:x2="15.3cm" svg:y2="30.192cm">
          <text:p/>
        </draw:line>
        <draw:custom-shape draw:style-name="gr6" draw:text-style-name="P5" draw:layer="layout" svg:width="2cm" svg:height="0.4cm" svg:x="15.3cm" svg:y="3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18.1cm" svg:y="3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cm" svg:height="5.6cm" svg:x="6.1cm" svg:y="8.9cm">
          <text:p text:style-name="P1"><text:span text:style-name="T2">Bad-</text:span></text:p>
          <text:p text:style-name="P1"><text:span text:style-name="T2">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7.2cm" svg:height="6cm" svg:x="15.3cm" svg:y="8.5cm">
          <text:p text:style-name="P1"><text:span text:style-name="T2">Slaap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2.5cm" svg:y1="8.9cm" svg:x2="15.3cm" svg:y2="8.9cm">
          <text:p/>
        </draw:line>
        <draw:line draw:style-name="gr9" draw:text-style-name="P4" draw:layer="layout" svg:x1="22.5cm" svg:y1="33.302cm" svg:x2="22.5cm" svg:y2="14.5cm">
          <text:p/>
        </draw:line>
        <draw:g>
          <draw:g>
            <draw:custom-shape draw:style-name="gr10" draw:text-style-name="P6" draw:layer="layout" svg:width="18.8cm" svg:height="30cm" svg:x="4.9cm" svg:y="7.3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18cm" svg:height="29.2cm" svg:x="5.301cm" svg:y="7.74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8" draw:layer="layout" svg:width="4cm" svg:height="1.2cm" svg:x="19.7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8" draw:layer="layout" svg:width="1.2cm" svg:height="4cm" svg:x="4.9cm" svg:y="33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8" draw:layer="layout" svg:width="4cm" svg:height="1.2cm" svg:x="4.9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8" draw:layer="layout" svg:width="1.2cm" svg:height="4cm" svg:x="22.5cm" svg:y="33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4" draw:text-style-name="P9" draw:layer="layout" svg:width="3.2cm" svg:height="1.2cm" svg:x="6.1cm" svg:y="35.702cm">
          <text:p text:style-name="P1">k k k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6.8cm" svg:height="6cm" svg:x="6.1cm" svg:y="14.5cm">
          <text:p text:style-name="P1"><text:span text:style-name="T2">Slaapka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2.1cm" svg:y1="15.3cm" svg:x2="10.1cm" svg:y2="14.5cm">
          <text:p/>
        </draw:line>
        <draw:line draw:style-name="gr9" draw:text-style-name="P4" draw:layer="layout" svg:x1="8.1cm" svg:y1="26.102cm" svg:x2="8.1cm" svg:y2="20.5cm">
          <text:p/>
        </draw:line>
        <draw:line draw:style-name="gr9" draw:text-style-name="P4" draw:layer="layout" svg:x1="12.5cm" svg:y1="30.102cm" svg:x2="9.7cm" svg:y2="27.3cm">
          <text:p/>
        </draw:line>
        <draw:line draw:style-name="gr5" draw:text-style-name="P4" draw:layer="layout" svg:x1="8.858cm" svg:y1="28.104cm" svg:x2="8.058cm" svg:y2="26.104cm">
          <text:p/>
        </draw:line>
        <draw:line draw:style-name="gr5" draw:text-style-name="P4" draw:layer="layout" svg:x1="16.1cm" svg:y1="13.7cm" svg:x2="15.3cm" svg:y2="11.7cm">
          <text:p/>
        </draw:line>
        <draw:line draw:style-name="gr9" draw:text-style-name="P4" draw:layer="layout" svg:x1="22.1cm" svg:y1="30.102cm" svg:x2="22.1cm" svg:y2="14.5cm">
          <text:p/>
        </draw:line>
        <draw:custom-shape draw:style-name="gr16" draw:text-style-name="P9" draw:layer="layout" svg:width="2cm" svg:height="1.6cm" svg:x="5.7cm" svg:y="20.9cm">
          <text:p text:style-name="P1">Kach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1.6cm" svg:height="1.2cm" svg:x="15.3cm" svg:y="7.7cm">
          <text:p text:style-name="P1">K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4cm" svg:height="2.8cm" svg:x="4.9cm" svg:y="11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4cm" svg:height="2.8cm" svg:x="4.9cm" svg:y="14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4cm" svg:height="2.8cm" svg:x="4.9cm" svg:y="22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4cm" svg:height="2.8cm" svg:x="4.9cm" svg:y="26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767cm" svg:height="0.4cm" draw:transform="rotate (2.35619449019234) translate (11.514cm 2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4cm" svg:height="2.8cm" svg:x="23.3cm" svg:y="2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4cm" svg:height="2.8cm" svg:x="6.1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4cm" svg:height="2.8cm" svg:x="6.1cm" svg:y="11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9" draw:layer="layout" svg:width="2.4cm" svg:height="0.8cm" draw:transform="rotate (-1.5707963267949) translate (22.9cm 30.502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4cm" svg:height="0.8cm" draw:transform="rotate (-1.5707963267949) translate (22.9cm 17.7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8cm" svg:height="1.195cm" svg:x="9.3cm" svg:y="7.705cm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4cm" svg:height="2.8cm" svg:x="22.1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4cm" svg:height="2.8cm" svg:x="7.7cm" svg:y="22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0.4cm" svg:x="15.3cm" svg:y="3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18.1cm" svg:y="3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0.229cm" svg:y1="38.102cm" svg:x2="12.229cm" svg:y2="37.302cm">
          <text:p/>
        </draw:line>
        <draw:custom-shape draw:style-name="gr20" draw:text-style-name="P9" draw:layer="layout" svg:width="2.4cm" svg:height="0.8cm" draw:transform="rotate (-1.5707963267949) translate (22.9cm 23.3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8cm" svg:height="1.2cm" draw:transform="rotate (1.5707963267949) translate (5.3cm 32.9cm)">
          <text:p text:style-name="P1">K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4cm" svg:height="0.8cm" draw:transform="rotate (-1.5707963267949) translate (22.9cm 20.5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4cm" svg:height="1.6cm" svg:x="9.7cm" svg:y="32.1cm">
          <text:p text:style-name="P1">tafe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9cm" svg:y1="13.7cm" svg:x2="10.1cm" svg:y2="11.7cm">
          <text:p/>
        </draw:line>
        <draw:custom-shape draw:style-name="gr24" draw:text-style-name="P9" draw:layer="layout" svg:width="1.2cm" svg:height="1.2cm" svg:x="5.7cm" svg:y="23.3cm">
          <text:p text:style-name="P1">Was</text:p>
          <text:p text:style-name="P1">mch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15.3cm" svg:y1="14.5cm" svg:x2="12.9cm" svg:y2="14.5cm">
          <text:p/>
        </draw:line>
        <draw:line draw:style-name="gr5" draw:text-style-name="P4" draw:layer="layout" svg:x1="15.3cm" svg:y1="15.3cm" svg:x2="13.3cm" svg:y2="14.5cm">
          <text:p/>
        </draw:line>
        <draw:custom-shape draw:style-name="gr25" draw:text-style-name="P9" draw:layer="layout" svg:width="1.2cm" svg:height="2.8cm" svg:x="6.1cm" svg:y="32.902cm">
          <text:p text:style-name="P1">k</text:p>
          <text:p text:style-name="P1">k</text:p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6.9cm" svg:y="3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4.4cm" svg:height="4.8cm" svg:x="2.03cm" svg:y="1.912cm">
          <text:p text:style-name="P10">Julianapark Kavel 31 begane grond</text:p>
          <text:p text:style-name="P10"><text:span text:style-name="T3">Versie 1, 2016-12-30</text:span></text:p>
          <text:p text:style-name="P10"><text:span text:style-name="T3"/></text:p>
          <text:p text:style-name="P10"><text:span text:style-name="T3">De kamers worden voorzien van een isolerend plafond. Deze maken geen</text:span></text:p>
          <text:p text:style-name="P10"><text:span text:style-name="T3"><text:s/></text:span><text:span text:style-name="T3">contact met de buitenmuren De keuken en entree hebben geen plafond.</text:span></text:p>
          <text:p text:style-name="P10"><text:span text:style-name="T3">Het dak is ook isolerend en overkoepelt het hele huis en rust op de buitenmuren.</text:span></text:p>
          <draw:enhanced-geometry svg:viewBox="0 0 21600 21600" draw:type="rectangle" draw:enhanced-path="M 0 0 L 21600 0 21600 21600 0 21600 0 0 Z N"/>
        </draw:custom-shape>
        <draw:measure draw:style-name="gr27" draw:text-style-name="P1" draw:layer="measurelines" svg:x1="25.7cm" svg:y1="14.5cm" svg:x2="25.7cm" svg:y2="8.5cm">
          <text:p text:style-name="P1"><text:measure text:kind="gap"/><text:measure text:kind="value">300</text:measure> <text:measure text:kind="unit">cm</text:measure><text:measure text:kind="gap"/></text:p>
        </draw:measure>
        <draw:measure draw:style-name="gr27" draw:text-style-name="P1" draw:layer="measurelines" svg:x1="25.7cm" svg:y1="20.5cm" svg:x2="25.7cm" svg:y2="14.5cm">
          <text:p text:style-name="P12"><text:measure text:kind="gap"/><text:measure text:kind="value">300</text:measure> <text:measure text:kind="unit">cm</text:measure><text:measure text:kind="gap"/></text:p>
        </draw:measure>
        <draw:measure draw:style-name="gr27" draw:text-style-name="P1" draw:layer="layout" svg:x1="25.7cm" svg:y1="30.1cm" svg:x2="25.7cm" svg:y2="20.5cm">
          <text:p text:style-name="P12"><text:measure text:kind="gap"/><text:measure text:kind="value">480</text:measure> <text:measure text:kind="unit">cm</text:measure><text:measure text:kind="gap"/></text:p>
        </draw:measure>
        <draw:measure draw:style-name="gr27" draw:text-style-name="P1" draw:layer="measurelines" svg:x1="25.7cm" svg:y1="33.3cm" svg:x2="25.7cm" svg:y2="30.1cm">
          <text:p text:style-name="P12"><text:measure text:kind="gap"/><text:measure text:kind="value">160</text:measure> <text:measure text:kind="unit">cm</text:measure><text:measure text:kind="gap"/></text:p>
        </draw:measure>
        <draw:measure draw:style-name="gr27" draw:text-style-name="P1" draw:layer="measurelines" svg:x1="22.43cm" svg:y1="39.512cm" svg:x2="23.63cm" svg:y2="39.512cm">
          <text:p text:style-name="P1"><text:measure text:kind="gap"/><text:measure text:kind="value">60</text:measure> <text:measure text:kind="unit">cm</text:measure><text:measure text:kind="gap"/></text:p>
        </draw:measure>
        <draw:measure draw:style-name="gr27" draw:text-style-name="P1" draw:layer="layout" svg:x1="25.7cm" svg:y1="37.3cm" svg:x2="25.7cm" svg:y2="36.1cm">
          <text:p text:style-name="P1"><text:measure text:kind="gap"/><text:measure text:kind="value">60</text:measure> <text:measure text:kind="unit">cm</text:measure><text:measure text:kind="gap"/></text:p>
        </draw:measure>
        <draw:measure draw:style-name="gr27" draw:text-style-name="P1" draw:layer="measurelines" svg:x1="25.7cm" svg:y1="36.1cm" svg:x2="25.7cm" svg:y2="33.3cm">
          <text:p text:style-name="P12"><text:measure text:kind="gap"/><text:measure text:kind="value">140</text:measure> <text:measure text:kind="unit">cm</text:measure><text:measure text:kind="gap"/></text:p>
        </draw:measure>
        <draw:measure draw:style-name="gr28" draw:text-style-name="P12" draw:layer="layout" svg:x1="25.7cm" svg:y1="8.5cm" svg:x2="25.7cm" svg:y2="7.3cm">
          <text:p text:style-name="P12"><text:measure text:kind="gap"/><text:measure text:kind="value">60</text:measure> <text:measure text:kind="unit">cm</text:measure><text:measure text:kind="gap"/></text:p>
        </draw:measure>
        <draw:measure draw:style-name="gr27" draw:text-style-name="P1" draw:layer="measurelines" svg:x1="12.43cm" svg:y1="39.471cm" svg:x2="22.43cm" svg:y2="39.512cm">
          <text:p text:style-name="P1"><text:measure text:kind="gap"/><text:measure text:kind="value">500</text:measure> <text:measure text:kind="unit">cm</text:measure><text:measure text:kind="gap"/></text:p>
        </draw:measure>
        <draw:measure draw:style-name="gr27" draw:text-style-name="P1" draw:layer="measurelines" svg:x1="6.024cm" svg:y1="39.512cm" svg:x2="12.424cm" svg:y2="39.512cm">
          <text:p text:style-name="P12"><text:measure text:kind="gap"/><text:measure text:kind="value">320</text:measure> <text:measure text:kind="unit">cm</text:measure><text:measure text:kind="gap"/></text:p>
        </draw:measure>
        <draw:measure draw:style-name="gr27" draw:text-style-name="P1" draw:layer="measurelines" svg:x1="4.83cm" svg:y1="39.612cm" svg:x2="6.03cm" svg:y2="39.612cm">
          <text:p text:style-name="P12"><text:measure text:kind="gap"/><text:measure text:kind="value">60</text:measure> <text:measure text:kind="unit">cm</text:measure><text:measure text:kind="gap"/></text:p>
        </draw:measure>
        <draw:measure draw:style-name="gr27" draw:text-style-name="P1" draw:layer="measurelines" svg:x1="15.3cm" svg:y1="10.9cm" svg:x2="22.5cm" svg:y2="10.9cm">
          <text:p text:style-name="P12"><text:measure text:kind="gap"/><text:measure text:kind="value">360</text:measure> <text:measure text:kind="unit">cm</text:measure><text:measure text:kind="gap"/></text:p>
        </draw:measure>
        <draw:measure draw:style-name="gr27" draw:text-style-name="P1" draw:layer="measurelines" svg:x1="6.1cm" svg:y1="10.9cm" svg:x2="10.1cm" svg:y2="10.9cm">
          <text:p text:style-name="P1"><text:measure text:kind="gap"/><text:measure text:kind="value">200</text:measure> <text:measure text:kind="unit">cm</text:measure><text:measure text:kind="gap"/></text:p>
        </draw:measure>
        <draw:measure draw:style-name="gr27" draw:text-style-name="P1" draw:layer="measurelines" svg:x1="10.1cm" svg:y1="10.9cm" svg:x2="15.3cm" svg:y2="10.9cm">
          <text:p text:style-name="P12"><text:measure text:kind="gap"/><text:measure text:kind="value">260</text:measure> <text:measure text:kind="unit">cm</text:measure><text:measure text:kind="gap"/></text:p>
        </draw:measure>
        <draw:measure draw:style-name="gr27" draw:text-style-name="P1" draw:layer="measurelines" svg:x1="5.3cm" svg:y1="26.6cm" svg:x2="8.1cm" svg:y2="26.6cm">
          <text:p text:style-name="P12"><text:measure text:kind="gap"/><text:measure text:kind="value">140</text:measure> <text:measure text:kind="unit">cm</text:measure><text:measure text:kind="gap"/></text:p>
        </draw:measure>
        <draw:measure draw:style-name="gr27" draw:text-style-name="P1" draw:layer="measurelines" svg:x1="6.1cm" svg:y1="19.7cm" svg:x2="12.9cm" svg:y2="19.7cm">
          <text:p text:style-name="P12"><text:measure text:kind="gap"/><text:measure text:kind="value">340</text:measure> <text:measure text:kind="unit">cm</text:measure><text:measure text:kind="gap"/></text:p>
        </draw:measure>
        <draw:measure draw:style-name="gr27" draw:text-style-name="P1" draw:layer="measurelines" svg:x1="27.3cm" svg:y1="37.3cm" svg:x2="27.3cm" svg:y2="7.3cm">
          <text:p text:style-name="P1"><text:measure text:kind="gap"/><text:measure text:kind="value">1,500</text:measure> <text:measure text:kind="unit">cm</text:measure><text:measure text:kind="gap"/></text:p>
        </draw:measure>
        <draw:measure draw:style-name="gr27" draw:text-style-name="P1" draw:layer="measurelines" svg:x1="4.83cm" svg:y1="40.712cm" svg:x2="23.63cm" svg:y2="40.712cm">
          <text:p text:style-name="P12"><text:measure text:kind="gap"/><text:measure text:kind="value">940</text:measure> <text:measure text:kind="unit">cm</text:measure><text:measure text:kind="gap"/></text:p>
        </draw:measure>
        <draw:custom-shape draw:style-name="gr20" draw:text-style-name="P9" draw:layer="layout" svg:width="2.4cm" svg:height="0.8cm" draw:transform="rotate (-1.5707963267949) translate (22.9cm 14.9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4cm" svg:height="2.8cm" svg:x="22.1cm" svg:y="11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5" draw:layer="layout" svg:width="0.4cm" svg:height="2.8cm" svg:x="23.3cm" svg:y="11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2cm" svg:height="0.4cm" svg:x="17.3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cm" svg:height="0.4cm" svg:x="17.3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2cm" svg:height="0.8cm" draw:transform="rotate (-1.5707963267949) translate (23.3cm 8.9cm)"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cm" svg:height="0.8cm" draw:transform="rotate (1.5707963267949) translate (5.3cm 10.9cm)">
          <text:p text:style-name="P1">Kast</text:p>
          <draw:enhanced-geometry svg:viewBox="0 0 21600 21600" draw:mirror-vertical="true" draw:type="rectangle" draw:enhanced-path="M 0 0 L 21600 0 21600 21600 0 21600 0 0 Z N"/>
        </draw:custom-shape>
        <draw:line draw:style-name="gr5" draw:text-style-name="P4" draw:layer="layout" svg:x1="13.3cm" svg:y1="8.5cm" svg:x2="11.3cm" svg:y2="7.7cm">
          <text:p/>
        </draw:line>
        <draw:custom-shape draw:style-name="gr29" draw:text-style-name="P9" draw:layer="layout" svg:width="2cm" svg:height="0.8cm" draw:transform="rotate (1.5707963267949) translate (5.3cm 20.1cm)">
          <text:p text:style-name="P1">Kast</text:p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cm" svg:height="0.8cm" svg:x="20.5cm" svg:y="36.1cm">
          <text:p text:style-name="P1">K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1.6cm" svg:height="0.8cm" svg:x="12.9cm" svg:y="36.1cm">
          <text:p text:style-name="P1">Kast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T2H12M54S</meta:editing-duration>
    <meta:editing-cycles>21</meta:editing-cycles>
    <meta:generator>LibreOffice/5.0.2.2$Linux_X86_64 LibreOffice_project/00m0$Build-2</meta:generator>
    <dc:date>2016-12-30T17:52:50.410050780</dc:date>
    <meta:document-statistic meta:object-count="85"/>
  </office:meta>
</office:document-meta>
</file>